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ditores Markdown:</text:p>
      <text:p text:style-name="P3"/>
      <text:p text:style-name="P1">https://stackedit.io/app#</text:p>
      <text:p text:style-name="P3"/>
      <text:p text:style-name="P1">https://dillinger.io/</text:p>
      <text:p text:style-name="P3"/>
      <text:p text:style-name="P1">Exemplos de marcação de comandos:</text:p>
      <text:p text:style-name="P3"/>
      <text:p text:style-name="P1"># Bem-vindo ao StackEdit!</text:p>
      <text:p text:style-name="P3"/>
      <text:p text:style-name="P1">Oi! Sou seu primeiro arquivo Markdown em ** StackEdit **. Se você quiser aprender sobre StackEdit, você pode me ler. Se você quiser jogar com Markdown, você pode me editar. Depois de terminar comigo, você pode criar novos arquivos abrindo o ** explorador de arquivos ** no canto esquerdo da barra de navegação.</text:p>
      <text:p text:style-name="P3"/>
      <text:p text:style-name="P3"/>
      <text:p text:style-name="P1"># Arquivos</text:p>
      <text:p text:style-name="P3"/>
      <text:p text:style-name="P1">StackEdit armazena seus arquivos em seu navegador, o que significa que todos os seus arquivos são salvos automaticamente localmente e estão acessíveis ** offline! **</text:p>
      <text:p text:style-name="P3"/>
      <text:p text:style-name="P1">## Crie arquivos e pastas</text:p>
      <text:p text:style-name="P3"/>
      <text:p text:style-name="P1">O explorador de arquivos pode ser acessado usando o botão no canto esquerdo da barra de navegação. Você pode criar um novo arquivo clicando no botão ** Novo arquivo ** no explorador de arquivos. Você também pode criar pastas clicando no botão ** Nova pasta **.</text:p>
      <text:p text:style-name="P3"/>
      <text:p text:style-name="P1">## Mudar para outro arquivo</text:p>
      <text:p text:style-name="P3"/>
      <text:p text:style-name="P1">Todos os seus arquivos e pastas são apresentados como uma árvore no explorador de arquivos. Você pode alternar de um para outro clicando em um arquivo na árvore.</text:p>
      <text:p text:style-name="P3"/>
      <text:p text:style-name="P1">## Renomear um arquivo</text:p>
      <text:p text:style-name="P3"/>
      <text:p text:style-name="P1">Você pode renomear o arquivo atual clicando no nome do arquivo na barra de navegação ou clicando no botão ** Renomear ** no explorador de arquivos.</text:p>
      <text:p text:style-name="P3"/>
      <text:p text:style-name="P1">## Excluir um arquivo</text:p>
      <text:p text:style-name="P3"/>
      <text:p text:style-name="P1">Você pode excluir o arquivo atual clicando no botão ** Remover ** no explorador de arquivos. O arquivo será movido para a pasta ** Lixeira ** e excluído automaticamente após 7 dias de inatividade.</text:p>
      <text:p text:style-name="P3"/>
      <text:p text:style-name="P1">## Exportar um arquivo</text:p>
      <text:p text:style-name="P3"/>
      <text:p text:style-name="P1">Você pode exportar o arquivo atual clicando em ** Exportar para disco ** no menu. Você pode escolher exportar o arquivo como Markdown simples, como HTML usando um modelo de barras de guia ou como um PDF.</text:p>
      <text:p text:style-name="P3"/>
      <text:p text:style-name="P3"/>
      <text:p text:style-name="P1"># Sincronização</text:p>
      <text:p text:style-name="P3"/>
      <text:p text:style-name="P1">A sincronização é um dos maiores recursos do StackEdit. Ele permite que você sincronize qualquer arquivo em sua área de trabalho com outros arquivos armazenados em seu ** Google Drive **, seu ** Dropbox ** e suas contas do ** GitHub **. Isso permite que você continue escrevendo em outros dispositivos, colabore com as pessoas com quem você compartilha o arquivo, integre-se facilmente ao seu fluxo de trabalho ... O mecanismo de sincronização ocorre a cada minuto em segundo plano, baixando, mesclando e carregando modificações de arquivo.</text:p>
      <text:p text:style-name="P3"/>
      <text:p text:style-name="P1"><text:soft-page-break/>Existem dois tipos de sincronização e podem se complementar:</text:p>
      <text:p text:style-name="P3"/>
      <text:p text:style-name="P1">- A sincronização do espaço de trabalho irá sincronizar todos os seus arquivos, pastas e configurações automaticamente. Isso permitirá que você busque seu espaço de trabalho em qualquer outro dispositivo.</text:p>
      <text:p text:style-name="P2"><text:s text:c="8"/><text:span text:style-name="T1">&gt; Para começar a sincronizar seu espaço de trabalho, basta fazer login com o Google no menu.</text:span></text:p>
      <text:p text:style-name="P3"/>
      <text:p text:style-name="P1">- A sincronização de arquivos manterá um arquivo do espaço de trabalho sincronizado com um ou vários arquivos no ** Google Drive **, ** Dropbox ** ou ** GitHub **.</text:p>
      <text:p text:style-name="P2"><text:s text:c="8"/><text:span text:style-name="T1">&gt; Antes de começar a sincronizar arquivos, você deve vincular uma conta no submenu ** Sincronizar **.</text:span></text:p>
      <text:p text:style-name="P3"/>
      <text:p text:style-name="P1">## Abra um arquivo</text:p>
      <text:p text:style-name="P3"/>
      <text:p text:style-name="P1">Você pode abrir um arquivo do ** Google Drive **, ** Dropbox ** ou ** GitHub ** abrindo o submenu ** Sincronizar ** e clicando em ** Abrir de **. Depois de aberto na área de trabalho, qualquer modificação no arquivo será sincronizada automaticamente.</text:p>
      <text:p text:style-name="P3"/>
      <text:p text:style-name="P1">## Salvar um arquivo</text:p>
      <text:p text:style-name="P3"/>
      <text:p text:style-name="P1">Você pode salvar qualquer arquivo do espaço de trabalho no ** Google Drive **, ** Dropbox ** ou ** GitHub ** abrindo o submenu ** Sincronizar ** e clicando em ** Salvar em **. Mesmo se um arquivo na área de trabalho já estiver sincronizado, você pode salvá-lo em outro local. StackEdit pode sincronizar um arquivo com vários locais e contas.</text:p>
      <text:p text:style-name="P3"/>
      <text:p text:style-name="P1">## Sincronizar um arquivo</text:p>
      <text:p text:style-name="P3"/>
      <text:p text:style-name="P1">Uma vez que seu arquivo está vinculado a um local sincronizado, StackEdit irá sincronizá-lo periodicamente baixando / carregando qualquer modificação. Uma fusão será realizada se necessário e os conflitos serão resolvidos.</text:p>
      <text:p text:style-name="P3"/>
      <text:p text:style-name="P1">Se você acabou de modificar seu arquivo e deseja forçar a sincronização, clique no botão ** Sincronizar agora ** na barra de navegação.</text:p>
      <text:p text:style-name="P3"/>
      <text:p text:style-name="P1">&gt; ** Nota: ** O botão ** Sincronizar agora ** será desabilitado se você não tiver nenhum arquivo para sincronizar.</text:p>
      <text:p text:style-name="P3"/>
      <text:p text:style-name="P1">## Gerenciar sincronização de arquivos</text:p>
      <text:p text:style-name="P3"/>
      <text:p text:style-name="P1">Como um arquivo pode ser sincronizado com vários locais, você pode listar e gerenciar os locais sincronizados clicando em ** Sincronização de arquivos ** no submenu ** Sincronizar **. Isso permite que você liste e remova os locais sincronizados que estão vinculados ao seu arquivo.</text:p>
      <text:p text:style-name="P3"/>
      <text:p text:style-name="P3"/>
      <text:p text:style-name="P1"># Publicação</text:p>
      <text:p text:style-name="P3"/>
      <text:p text:style-name="P1">Publicar no StackEdit torna simples para você publicar seus arquivos online. Quando estiver satisfeito com um arquivo, você pode publicá-lo em diferentes plataformas de hospedagem, como ** Blogger **, ** Dropbox **, ** Gist **, ** GitHub **, ** Google Drive **, * * WordPress ** e ** Zendesk **. Com [modelos de barras de guia] (http://handlebarsjs.com/), você tem controle total sobre o que exporta.</text:p>
      <text:p text:style-name="P3"/>
      <text:p text:style-name="P1">&gt; Antes de começar a publicar, você deve vincular uma conta no submenu ** Publicar **.</text:p>
      <text:p text:style-name="P3"/>
      <text:p text:style-name="P1">## Publicar um arquivo</text:p>
      <text:p text:style-name="P3"/>
      <text:p text:style-name="P1"><text:soft-page-break/>Você pode publicar seu arquivo abrindo o submenu ** Publicar ** e clicando em ** Publicar em **. Para alguns locais, você pode escolher entre os seguintes formatos:</text:p>
      <text:p text:style-name="P3"/>
      <text:p text:style-name="P1">- Markdown: publique o texto do Markdown em um site que possa interpretá-lo (** GitHub ** por exemplo),</text:p>
      <text:p text:style-name="P1">- HTML: publique o arquivo convertido em HTML por meio de um modelo do Handlebars (em um blog, por exemplo).</text:p>
      <text:p text:style-name="P3"/>
      <text:p text:style-name="P1">## Atualizar uma publicação</text:p>
      <text:p text:style-name="P3"/>
      <text:p text:style-name="P1">Após a publicação, StackEdit mantém seu arquivo vinculado a essa publicação, o que torna mais fácil para você publicá-lo novamente. Depois de modificar seu arquivo e desejar atualizar sua publicação, clique no botão ** Publicar agora ** na barra de navegação.</text:p>
      <text:p text:style-name="P3"/>
      <text:p text:style-name="P1">&gt; ** Nota: ** O botão ** Publicar agora ** está desabilitado se o seu arquivo ainda não foi publicado.</text:p>
      <text:p text:style-name="P3"/>
      <text:p text:style-name="P1">## Gerenciar publicação de arquivo</text:p>
      <text:p text:style-name="P3"/>
      <text:p text:style-name="P1">Como um arquivo pode ser publicado em vários locais, você pode listar e gerenciar os locais de publicação clicando em ** Publicação de arquivo ** no submenu ** Publicar **. Isso permite que você liste e remova os locais de publicação vinculados ao seu arquivo.</text:p>
      <text:p text:style-name="P3"/>
      <text:p text:style-name="P3"/>
      <text:p text:style-name="P1"># Extensões de Markdown</text:p>
      <text:p text:style-name="P3"/>
      <text:p text:style-name="P1">StackEdit estende a sintaxe Markdown padrão adicionando ** extensões Markdown ** extras, fornecendo a você alguns recursos interessantes.</text:p>
      <text:p text:style-name="P3"/>
      <text:p text:style-name="P1">&gt; ** ProTip: ** Você pode desativar qualquer ** extensão Markdown ** na caixa de diálogo ** Propriedades do arquivo **.</text:p>
      <text:p text:style-name="P3"/>
      <text:p text:style-name="P3"/>
      <text:p text:style-name="P1">## Espertinho</text:p>
      <text:p text:style-name="P3"/>
      <text:p text:style-name="P1">SmartyPants converte caracteres de pontuação ASCII em entidades HTML de pontuação tipográfica "inteligente". Por exemplo:</text:p>
      <text:p text:style-name="P3"/>
      <text:p text:style-name="P1">| | ASCII | HTML |</text:p>
      <text:p text:style-name="P1">| ---------------- | ------------------------------- | ----------------------------- |</text:p>
      <text:p text:style-name="P1">| Backticks simples | `'Não é divertido?'` | 'Não é divertido?' |</text:p>
      <text:p text:style-name="P1">| Citações | `" Não é divertido? "` | "Não é divertido?" |</text:p>
      <text:p text:style-name="P1">| Traços | `- é um travessão, --- é um travessão` | - é um travessão, --- é um travessão |</text:p>
      <text:p text:style-name="P3"/>
      <text:p text:style-name="P3"/>
      <text:p text:style-name="P1">## KaTeX</text:p>
      <text:p text:style-name="P3"/>
      <text:p text:style-name="P1">Você pode renderizar expressões matemáticas LaTeX usando [KaTeX] (https://khan.github.io/KaTeX/):</text:p>
      <text:p text:style-name="P3"/>
      <text:p text:style-name="P1">A * função Gamma * que satisfaz $ \ Gamma (n) = (n-1)! \ Quad \ forall n \ in \ mathbb N $ é através da integral de Euler</text:p>
      <text:p text:style-name="P3"/>
      <text:p text:style-name="P1">$$</text:p>
      <text:p text:style-name="P1">\ Gamma (z) = \ int_0 ^ \ infty t ^ {z-1} e ^ {- t} dt \ ,.</text:p>
      <text:p text:style-name="P1">$$</text:p>
      <text:p text:style-name="P3"/>
      <text:p text:style-name="P1"><text:soft-page-break/>&gt; Você pode encontrar mais informações sobre ** LaTeX ** expressões matemáticas [aqui] (http://meta.math.stackexchange.com/questions/5020/mathjax-basic-tutorial-and-quick-reference).</text:p>
      <text:p text:style-name="P3"/>
      <text:p text:style-name="P3"/>
      <text:p text:style-name="P1">## diagramas UML</text:p>
      <text:p text:style-name="P3"/>
      <text:p text:style-name="P1">Você pode renderizar diagramas UML usando [Mermaid] (https://mermaidjs.github.io/). Por exemplo, isso produzirá um diagrama de sequência:</text:p>
      <text:p text:style-name="P3"/>
      <text:p text:style-name="P1">`` `sereia</text:p>
      <text:p text:style-name="P1">diagrama de sequência</text:p>
      <text:p text:style-name="P1">Alice - &gt;&gt; Bob: Olá Bob, como vai você?</text:p>
      <text:p text:style-name="P1">Bob - &gt;&gt; John: E você John?</text:p>
      <text:p text:style-name="P1">Bob - x Alice: Estou bem, obrigado!</text:p>
      <text:p text:style-name="P1">Bob-x John: Estou bem, obrigado!</text:p>
      <text:p text:style-name="P1">Nota à direita de John: Bob pensa muito &lt;br/&gt; muito tempo, tanto &lt;br/&gt; que o texto &lt;br/&gt; não cabe em uma linha.</text:p>
      <text:p text:style-name="P3"/>
      <text:p text:style-name="P1">Bob -&gt; Alice: Verificando com John ...</text:p>
      <text:p text:style-name="P1">Alice-&gt; John: Sim ... John, tudo bem?</text:p>
      <text:p text:style-name="P1">`` `</text:p>
      <text:p text:style-name="P3"/>
      <text:p text:style-name="P1">E isso produzirá um fluxograma:</text:p>
      <text:p text:style-name="P3"/>
      <text:p text:style-name="P1">`` `sereia</text:p>
      <text:p text:style-name="P1">gráfico LR</text:p>
      <text:p text:style-name="P1">A [Retângulo Quadrado] - Texto do link -&gt; B ((Círculo))</text:p>
      <text:p text:style-name="P1">A -&gt; C (redondo reto)</text:p>
      <text:p text:style-name="P1">B -&gt; D {Rhombus}</text:p>
      <text:p text:style-name="P1">C -&gt; D</text:p>
      <text:p text:style-name="P5">`` `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20:12:44.361900644</meta:creation-date>
    <dc:date>2021-01-29T20:13:09.977776915</dc:date>
    <meta:editing-duration>PT32S</meta:editing-duration>
    <meta:editing-cycles>1</meta:editing-cycles>
    <meta:document-statistic meta:table-count="0" meta:image-count="0" meta:object-count="0" meta:page-count="4" meta:paragraph-count="84" meta:word-count="1305" meta:character-count="7764" meta:non-whitespace-character-count="6527"/>
    <meta:generator>LibreOffice/6.4.6.2$Linux_X86_64 LibreOffice_project/40$Build-2</meta:generator>
  </office:meta>
</office:document-meta>
</file>